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4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5" style:parent-style-name="Policepardéfaut" style:family="text">
      <style:text-properties style:font-name="Arial" style:font-name-complex="Arial" fo:color="#000000"/>
    </style:style>
    <style:style style:name="P6" style:parent-style-name="Normal" style:family="paragraph">
      <style:paragraph-properties fo:margin-top="0.0694in" fo:margin-bottom="0.0694in" fo:line-height="100%"/>
    </style:style>
    <style:style style:name="T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8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9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10" style:parent-style-name="Normal" style:family="paragraph">
      <style:paragraph-properties fo:margin-top="0.0694in" fo:margin-bottom="0.0694in" fo:line-height="100%"/>
    </style:style>
    <style:style style:name="T1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12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16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17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21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22" style:parent-style-name="Normal" style:family="paragraph">
      <style:paragraph-properties fo:margin-top="0.0694in" fo:margin-bottom="0.0694in" fo:line-height="100%"/>
    </style:style>
    <style:style style:name="T2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24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25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26" style:parent-style-name="Normal" style:family="paragraph">
      <style:paragraph-properties fo:margin-top="0.0694in" fo:margin-bottom="0.0694in" fo:line-height="100%"/>
    </style:style>
    <style:style style:name="P27" style:parent-style-name="Normal" style:family="paragraph">
      <style:paragraph-properties fo:margin-top="0.0694in" fo:margin-bottom="0.0694in" fo:line-height="100%"/>
    </style:style>
    <style:style style:name="T2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29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0" style:parent-style-name="Paragraphedeliste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1" style:parent-style-name="Paragraphedeliste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2" style:parent-style-name="Paragraphedeliste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3" style:parent-style-name="Paragraphedeliste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4" style:parent-style-name="Paragraphedeliste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5" style:parent-style-name="Paragraphedeliste" style:list-style-name="LFO3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</office:automatic-styles>
  <office:body>
    <office:text text:use-soft-page-breaks="true">
      <text:h text:style-name="P1" text:outline-level="3">Fiche descriptive</text:h>
      <text:p text:style-name="P2"><text:span text:style-name="T3">Cas d’utilisation<text:s/></text:span><text:span text:style-name="T4">:<text:s/></text:span><text:span text:style-name="T5">le donateur reverse son don à un autre projet</text:span></text:p>
      <text:p text:style-name="P6"><text:span text:style-name="T7">Acteur principal<text:s/></text:span><text:span text:style-name="T8">:<text:s/></text:span><text:span text:style-name="T9">Le donateur</text:span></text:p>
      <text:p text:style-name="P10"><text:span text:style-name="T11">Acteur secondaire<text:s/></text:span><text:span text:style-name="T12">:<text:s/></text:span><text:span text:style-name="T13">/</text:span></text:p>
      <text:p text:style-name="P14"><text:span text:style-name="T15">Préconditions<text:s/></text:span><text:span text:style-name="T16">: Le client doit être authentifié</text:span><text:span text:style-name="T17"><text:s/>et doit avoir fait un don pour un projet</text:span></text:p>
      <text:p text:style-name="P18"><text:span text:style-name="T19">Garantie en cas de succès<text:s/></text:span><text:span text:style-name="T20">:<text:s/></text:span><text:span text:style-name="T21">L’utilisateur a la confirmation du reversement de son don</text:span></text:p>
      <text:p text:style-name="P22"><text:span text:style-name="T23">Garantie minimale<text:s/></text:span><text:span text:style-name="T24">:</text:span><text:span text:style-name="T25"> ?</text:span></text:p>
      <text:p text:style-name="P26"/>
      <text:p text:style-name="P27"><text:span text:style-name="T28">Scénario nominal<text:s/></text:span><text:span text:style-name="T29">:</text:span></text:p>
      <text:list text:style-name="LFO3" text:continue-numbering="true">
        <text:list-item>
          <text:p text:style-name="P30">L’utilisateur a fait un don sur un projet, la somme nécessaire n’a pas été atteinte, le donateur a été notifié et il sélectionne la fonctionnalité « Reverser mon don »</text:p>
        </text:list-item>
        <text:list-item>
          <text:p text:style-name="P31">Le système lui demande<text:s/>pour quel projet il veut reverser son don</text:p>
        </text:list-item>
        <text:list-item>
          <text:p text:style-name="P32">Le donateur entre un projet</text:p>
        </text:list-item>
        <text:list-item>
          <text:p text:style-name="P33">Le système enregistre le choix de l’utilisateur et notifie le donateur que le don a bien était<text:s/>reversé, et demande au donateur s’il veut profiter des contreparties du projet</text:p>
        </text:list-item>
        <text:list-item>
          <text:p text:style-name="P34">Le client rentre son choix</text:p>
        </text:list-item>
        <text:list-item>
          <text:p text:style-name="P35">Le système enregistre le choix du donateur et envoie une confirmation par mail au donateur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style:font-name="Calibri" style:font-name-asian="Calibri" style:font-name-complex="Times New Roman" style:letter-kerning="true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style:font-name-asian="Times New Roman" style:font-name-complex="Arial" fo:color="#000000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ptiste bertout</meta:initial-creator>
    <dc:creator>baptiste bertout</dc:creator>
    <meta:creation-date>2023-09-29T11:44:00Z</meta:creation-date>
    <dc:date>2023-09-29T16:59:00Z</dc:date>
    <meta:template xlink:href="Normal.dotm" xlink:type="simple"/>
    <meta:editing-cycles>7</meta:editing-cycles>
    <meta:editing-duration>PT18900S</meta:editing-duration>
    <meta:document-statistic meta:page-count="1" meta:paragraph-count="1" meta:word-count="139" meta:character-count="908" meta:row-count="6" meta:non-whitespace-character-count="770"/>
  </office:meta>
</office:document-meta>
</file>